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986in" style:rel-column-width="10396*"/>
    </style:style>
    <style:style style:name="Table1.B" style:family="table-column">
      <style:table-column-properties style:column-width="3.1889in" style:rel-column-width="30178*"/>
    </style:style>
    <style:style style:name="Table1.C" style:family="table-column">
      <style:table-column-properties style:column-width="0.6896in" style:rel-column-width="6525*"/>
    </style:style>
    <style:style style:name="Table1.D" style:family="table-column">
      <style:table-column-properties style:column-width="1.9479in" style:rel-column-width="18436*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3146in"/>
    </style:style>
    <style:style style:name="Table1.6" style:family="table-row">
      <style:table-row-properties style:min-row-height="0.0931in"/>
    </style:style>
    <style:style style:name="Table1.7" style:family="table-row">
      <style:table-row-properties style:min-row-height="0.6875in"/>
    </style:style>
    <style:style style:name="Table1.8" style:family="table-row">
      <style:table-row-properties style:min-row-height="0.1132in"/>
    </style:style>
    <style:style style:name="Table1.9" style:family="table-row">
      <style:table-row-properties style:min-row-height="0.2819in"/>
    </style:style>
    <style:style style:name="Table1.10" style:family="table-row">
      <style:table-row-properties style:min-row-height="0.1118in"/>
    </style:style>
    <style:style style:name="Table1.12" style:family="table-row">
      <style:table-row-properties style:min-row-height="0.0764in"/>
    </style:style>
    <style:style style:name="Table1.14" style:family="table-row">
      <style:table-row-properties style:min-row-height="0.0597in"/>
    </style:style>
    <style:style style:name="Table1.15" style:family="table-row">
      <style:table-row-properties style:min-row-height="0.7153in"/>
    </style:style>
    <style:style style:name="Table1.16" style:family="table-row">
      <style:table-row-properties style:min-row-height="0.1056in"/>
    </style:style>
    <style:style style:name="Table1.18" style:family="table-row">
      <style:table-row-properties style:min-row-height="0.1243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35in" style:rel-column-width="10446*"/>
    </style:style>
    <style:style style:name="Table3.B" style:family="table-column">
      <style:table-column-properties style:column-width="3.4299in" style:rel-column-width="32461*"/>
    </style:style>
    <style:style style:name="Table3.C" style:family="table-column">
      <style:table-column-properties style:column-width="2.391in" style:rel-column-width="22628*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86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in" style:rel-column-width="10413*"/>
    </style:style>
    <style:style style:name="Table2.B" style:family="table-column">
      <style:table-column-properties style:column-width="4.5021in" style:rel-column-width="42605*"/>
    </style:style>
    <style:style style:name="Table2.C" style:family="table-column">
      <style:table-column-properties style:column-width="1.3229in" style:rel-column-width="12517*"/>
    </style:style>
    <style:style style:name="Table2.A1" style:family="table-cell">
      <style:table-cell-properties fo:padding="0.0382in" fo:border="none"/>
    </style:style>
    <style:style style:name="Table2.4" style:family="table-row">
      <style:table-row-properties style:min-row-height="0.1354in"/>
    </style:style>
    <style:style style:name="Table2.5" style:family="table-row">
      <style:table-row-properties style:min-row-height="0.5208in"/>
    </style:style>
    <style:style style:name="Table2.6" style:family="table-row">
      <style:table-row-properties style:min-row-height="0.2917in"/>
    </style:style>
    <style:style style:name="P1" style:family="paragraph" style:parent-style-name="Title">
      <style:text-properties fo:font-size="10pt" fo:language="fr" fo:country="FR" officeooo:rsid="00004923" officeooo:paragraph-rsid="00004923" style:font-size-asian="10pt" style:font-size-complex="10pt"/>
    </style:style>
    <style:style style:name="P2" style:family="paragraph" style:parent-style-name="Subtitle">
      <style:text-properties fo:font-size="10pt" fo:language="fr" fo:country="FR" officeooo:rsid="00cacd94" officeooo:paragraph-rsid="00cacd94" style:font-size-asian="10pt" style:font-size-complex="10pt"/>
    </style:style>
    <style:style style:name="P3" style:family="paragraph" style:parent-style-name="Table_20_Contents">
      <style:text-properties fo:font-size="10pt" fo:language="fr" fo:country="FR" officeooo:rsid="00024cf3" officeooo:paragraph-rsid="00024cf3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fo:language="fr" fo:country="FR" officeooo:rsid="00024cf3" officeooo:paragraph-rsid="00024cf3" style:font-size-asian="10pt" style:font-size-complex="10pt"/>
    </style:style>
    <style:style style:name="P5" style:family="paragraph" style:parent-style-name="Table_20_Contents">
      <style:text-properties fo:font-size="10pt" fo:language="fr" fo:country="FR" style:font-size-asian="10pt" style:font-size-complex="10pt"/>
    </style:style>
    <style:style style:name="P6" style:family="paragraph" style:parent-style-name="Table_20_Contents">
      <style:text-properties fo:font-size="10pt" fo:language="fr" fo:country="FR" officeooo:rsid="00cacd94" officeooo:paragraph-rsid="00cacd94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fo:language="fr" fo:country="FR" officeooo:rsid="00024cf3" officeooo:paragraph-rsid="02dbc860" style:font-size-asian="10pt" style:font-size-complex="10pt"/>
    </style:style>
    <style:style style:name="P8" style:family="paragraph" style:parent-style-name="Table_20_Contents">
      <style:text-properties fo:font-size="9pt" fo:language="fr" fo:country="FR" officeooo:rsid="00845856" officeooo:paragraph-rsid="00845856" style:font-size-asian="9pt" style:font-size-complex="9pt"/>
    </style:style>
    <style:style style:name="P9" style:family="paragraph" style:parent-style-name="Table_20_Contents">
      <style:text-properties fo:font-size="10pt" fo:language="fr" fo:country="FR" officeooo:rsid="00845856" officeooo:paragraph-rsid="00845856" style:font-size-asian="10pt" style:font-size-complex="10pt"/>
    </style:style>
    <style:style style:name="P10" style:family="paragraph" style:parent-style-name="Table_20_Contents">
      <style:text-properties fo:font-size="10pt" fo:language="fr" fo:country="FR" officeooo:rsid="00945668" officeooo:paragraph-rsid="00945668" style:font-size-asian="10pt" style:font-size-complex="10pt"/>
    </style:style>
    <style:style style:name="P11" style:family="paragraph" style:parent-style-name="Table_20_Contents">
      <style:text-properties fo:font-size="10pt" fo:language="fr" fo:country="FR" officeooo:rsid="00a30a5c" officeooo:paragraph-rsid="00cb88d7" style:font-size-asian="10pt" style:font-size-complex="10pt"/>
    </style:style>
    <style:style style:name="P12" style:family="paragraph" style:parent-style-name="Table_20_Contents">
      <style:text-properties fo:font-size="10pt" fo:language="fr" fo:country="FR" officeooo:rsid="00acc6a2" officeooo:paragraph-rsid="00acc6a2" style:font-size-asian="10pt" style:font-size-complex="10pt"/>
    </style:style>
    <style:style style:name="P13" style:family="paragraph" style:parent-style-name="Table_20_Contents">
      <style:text-properties fo:font-size="10pt" fo:language="fr" fo:country="FR" officeooo:rsid="00ada86d" officeooo:paragraph-rsid="00ada86d" style:font-size-asian="10pt" style:font-size-complex="10pt"/>
    </style:style>
    <style:style style:name="P14" style:family="paragraph" style:parent-style-name="Table_20_Contents">
      <style:text-properties fo:font-size="8pt" fo:language="fr" fo:country="FR" fo:font-weight="normal" officeooo:rsid="00f94c31" officeooo:paragraph-rsid="0345e51e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fo:font-size="10pt" fo:language="fr" fo:country="FR" officeooo:rsid="016557fb" officeooo:paragraph-rsid="016557fb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fo:language="fr" fo:country="FR" officeooo:rsid="007d5687" officeooo:paragraph-rsid="007d5687" style:font-size-asian="10pt" style:font-size-complex="10pt"/>
    </style:style>
    <style:style style:name="P17" style:family="paragraph" style:parent-style-name="Table_20_Contents">
      <style:text-properties fo:font-size="10pt" fo:language="fr" fo:country="FR" officeooo:paragraph-rsid="02b5a430" style:font-size-asian="10pt" style:font-size-complex="10pt"/>
    </style:style>
    <style:style style:name="P18" style:family="paragraph" style:parent-style-name="Table_20_Contents">
      <style:text-properties fo:font-size="10pt" fo:language="fr" fo:country="FR" officeooo:rsid="0023825d" officeooo:paragraph-rsid="0023825d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fo:language="fr" fo:country="FR" officeooo:rsid="0023825d" officeooo:paragraph-rsid="0023825d" style:font-size-asian="10pt" style:font-size-complex="10pt"/>
    </style:style>
    <style:style style:name="P20" style:family="paragraph" style:parent-style-name="Table_20_Contents">
      <style:text-properties fo:font-size="10pt" fo:language="fr" fo:country="FR" officeooo:rsid="00024cf3" officeooo:paragraph-rsid="00e32773" style:font-size-asian="10pt" style:font-size-complex="10pt"/>
    </style:style>
    <style:style style:name="P21" style:family="paragraph" style:parent-style-name="Table_20_Contents">
      <style:text-properties fo:font-size="10pt" fo:language="fr" fo:country="FR" officeooo:rsid="00024cf3" officeooo:paragraph-rsid="02b87fd4" style:font-size-asian="10pt" style:font-size-complex="10pt"/>
    </style:style>
    <style:style style:name="P22" style:family="paragraph" style:parent-style-name="Table_20_Contents">
      <style:text-properties fo:font-size="10pt" fo:language="fr" fo:country="FR" officeooo:rsid="002fbce5" officeooo:paragraph-rsid="014f962b" style:font-size-asian="10pt" style:font-size-complex="10pt"/>
    </style:style>
    <style:style style:name="P23" style:family="paragraph" style:parent-style-name="Table_20_Contents">
      <style:text-properties fo:font-size="10pt" fo:language="fr" fo:country="FR" officeooo:rsid="0078a5ec" officeooo:paragraph-rsid="014fec32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fo:font-size="10pt" fo:language="fr" fo:country="FR" officeooo:rsid="014fec32" officeooo:paragraph-rsid="014fec32" style:font-size-asian="10pt" style:font-size-complex="10pt"/>
    </style:style>
    <style:style style:name="P25" style:family="paragraph" style:parent-style-name="Table_20_Contents">
      <style:text-properties fo:font-size="10pt" fo:language="fr" fo:country="FR" officeooo:rsid="002fbce5" officeooo:paragraph-rsid="0078a5ec" style:font-size-asian="10pt" style:font-size-complex="10pt"/>
    </style:style>
    <style:style style:name="P26" style:family="paragraph" style:parent-style-name="Table_20_Contents">
      <style:text-properties fo:font-size="10pt" fo:language="fr" fo:country="FR" officeooo:rsid="0078a5ec" officeooo:paragraph-rsid="020c8a7b" style:font-size-asian="10pt" style:font-size-complex="10pt"/>
    </style:style>
    <style:style style:name="P27" style:family="paragraph" style:parent-style-name="Table_20_Contents">
      <style:text-properties fo:font-size="10pt" fo:language="fr" fo:country="FR" officeooo:rsid="0078a5ec" officeooo:paragraph-rsid="01518b30" style:font-size-asian="10pt" style:font-size-complex="10pt"/>
    </style:style>
    <style:style style:name="P28" style:family="paragraph" style:parent-style-name="Table_20_Contents">
      <style:text-properties fo:font-size="10pt" fo:language="fr" fo:country="FR" officeooo:rsid="0078a5ec" officeooo:paragraph-rsid="0078a5ec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font-size="10pt" fo:language="fr" fo:country="FR" officeooo:rsid="0078a5ec" officeooo:paragraph-rsid="0078a5ec" style:font-size-asian="10pt" style:font-size-complex="10pt"/>
    </style:style>
    <style:style style:name="P30" style:family="paragraph" style:parent-style-name="Table_20_Contents">
      <style:text-properties fo:font-size="10pt" fo:language="fr" fo:country="FR" officeooo:rsid="002fbce5" officeooo:paragraph-rsid="0047a9a3" style:font-size-asian="10pt" style:font-size-complex="10pt"/>
    </style:style>
    <style:style style:name="P31" style:family="paragraph" style:parent-style-name="Table_20_Contents">
      <style:text-properties fo:font-size="10pt" fo:language="fr" fo:country="FR" officeooo:paragraph-rsid="021ad461" style:font-size-asian="10pt" style:font-size-complex="10pt"/>
    </style:style>
    <style:style style:name="P32" style:family="paragraph" style:parent-style-name="Table_20_Contents">
      <style:text-properties fo:font-size="10pt" fo:language="fr" fo:country="FR" officeooo:paragraph-rsid="0109df3b" style:font-size-asian="10pt" style:font-size-complex="10pt"/>
    </style:style>
    <style:style style:name="P33" style:family="paragraph" style:parent-style-name="Table_20_Contents">
      <style:text-properties fo:font-size="10pt" fo:language="fr" fo:country="FR" officeooo:rsid="0047a9a3" officeooo:paragraph-rsid="0047a9a3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fo:font-size="10pt" fo:language="fr" fo:country="FR" officeooo:rsid="0047a9a3" officeooo:paragraph-rsid="0047a9a3" style:font-size-asian="10pt" style:font-size-complex="10pt"/>
    </style:style>
    <style:style style:name="P35" style:family="paragraph" style:parent-style-name="Table_20_Contents">
      <style:text-properties fo:font-size="10pt" fo:language="fr" fo:country="FR" officeooo:rsid="002fbce5" officeooo:paragraph-rsid="003e6b54" style:font-size-asian="10pt" style:font-size-complex="10pt"/>
    </style:style>
    <style:style style:name="P36" style:family="paragraph" style:parent-style-name="Table_20_Contents">
      <style:text-properties fo:font-size="10pt" fo:language="fr" fo:country="FR" officeooo:paragraph-rsid="0232de25" style:font-size-asian="10pt" style:font-size-complex="10pt"/>
    </style:style>
    <style:style style:name="P37" style:family="paragraph" style:parent-style-name="Table_20_Contents">
      <style:text-properties fo:font-size="10pt" fo:language="fr" fo:country="FR" officeooo:paragraph-rsid="024a4eec" style:font-size-asian="10pt" style:font-size-complex="10pt"/>
    </style:style>
    <style:style style:name="P38" style:family="paragraph" style:parent-style-name="Standard">
      <style:text-properties fo:font-size="10pt" officeooo:rsid="0048f24c" officeooo:paragraph-rsid="0048f24c" style:font-size-asian="8.75pt" style:font-size-complex="10pt"/>
    </style:style>
    <style:style style:name="P39" style:family="paragraph" style:parent-style-name="Table_20_Contents">
      <style:text-properties fo:font-size="10pt" fo:language="fr" fo:country="FR" officeooo:rsid="003e6b54" officeooo:paragraph-rsid="003e6b54" style:font-size-asian="10pt" style:font-size-complex="10pt"/>
    </style:style>
    <style:style style:name="P40" style:family="paragraph" style:parent-style-name="Table_20_Contents">
      <style:paragraph-properties fo:text-align="end" style:justify-single-word="false"/>
      <style:text-properties fo:font-size="10pt" fo:language="fr" fo:country="FR" officeooo:rsid="003e6b54" officeooo:paragraph-rsid="003e6b54" style:font-size-asian="10pt" style:font-size-complex="10pt"/>
    </style:style>
    <style:style style:name="P41" style:family="paragraph" style:parent-style-name="Table_20_Contents">
      <style:text-properties fo:font-size="10pt" fo:language="fr" fo:country="FR" officeooo:rsid="002fbce5" officeooo:paragraph-rsid="002fbce5" style:font-size-asian="10pt" style:font-size-complex="10pt"/>
    </style:style>
    <style:style style:name="P42" style:family="paragraph" style:parent-style-name="Table_20_Contents">
      <style:text-properties fo:font-size="10pt" fo:language="fr" fo:country="FR" officeooo:paragraph-rsid="025f3969" style:font-size-asian="10pt" style:font-size-complex="10pt"/>
    </style:style>
    <style:style style:name="P43" style:family="paragraph" style:parent-style-name="Table_20_Contents">
      <style:text-properties fo:font-size="10pt" fo:language="fr" fo:country="FR" officeooo:rsid="0036bfae" officeooo:paragraph-rsid="0036bfae" style:font-size-asian="10pt" style:font-size-complex="10pt"/>
    </style:style>
    <style:style style:name="P44" style:family="paragraph" style:parent-style-name="Table_20_Contents">
      <style:paragraph-properties fo:text-align="end" style:justify-single-word="false"/>
      <style:text-properties fo:font-size="10pt" fo:language="fr" fo:country="FR" officeooo:rsid="0036bfae" officeooo:paragraph-rsid="0036bfae" style:font-size-asian="10pt" style:font-size-complex="10pt"/>
    </style:style>
    <style:style style:name="P45" style:family="paragraph" style:parent-style-name="Table_20_Contents">
      <style:text-properties fo:font-size="10pt" fo:language="fr" fo:country="FR" officeooo:rsid="01e0cd18" officeooo:paragraph-rsid="02628c74" style:font-size-asian="10pt" style:font-size-complex="10pt"/>
    </style:style>
    <style:style style:name="P46" style:family="paragraph" style:parent-style-name="Table_20_Contents">
      <style:text-properties fo:font-size="10pt" officeooo:rsid="002fbce5" officeooo:paragraph-rsid="02628c74" style:font-size-asian="8.75pt" style:font-size-complex="10pt"/>
    </style:style>
    <style:style style:name="P47" style:family="paragraph" style:parent-style-name="Table_20_Contents">
      <style:text-properties fo:font-size="10pt" fo:language="fr" fo:country="FR" officeooo:rsid="00024cf3" officeooo:paragraph-rsid="03445df6" style:font-size-asian="10pt" style:font-size-complex="10pt"/>
    </style:style>
    <style:style style:name="P48" style:family="paragraph" style:parent-style-name="Table_20_Contents">
      <style:text-properties fo:font-size="10pt" fo:language="fr" fo:country="FR" officeooo:rsid="00041ec9" officeooo:paragraph-rsid="00041ec9" style:font-size-asian="10pt" style:font-size-complex="10pt"/>
    </style:style>
    <style:style style:name="P49" style:family="paragraph" style:parent-style-name="Table_20_Contents">
      <style:text-properties fo:font-size="10pt" fo:language="fr" fo:country="FR" officeooo:rsid="00024cf3" officeooo:paragraph-rsid="00041ec9" style:font-size-asian="10pt" style:font-size-complex="10pt"/>
    </style:style>
    <style:style style:name="P50" style:family="paragraph" style:parent-style-name="Table_20_Contents">
      <style:text-properties fo:font-size="10pt" fo:language="fr" fo:country="FR" officeooo:rsid="014e69e7" officeooo:paragraph-rsid="014e69e7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fo:font-size="10pt" fo:language="fr" fo:country="FR" officeooo:rsid="014e69e7" officeooo:paragraph-rsid="014e69e7" style:font-size-asian="10pt" style:font-size-complex="10pt"/>
    </style:style>
    <style:style style:name="P52" style:family="paragraph" style:parent-style-name="Table_20_Contents">
      <style:text-properties fo:font-size="10pt" fo:language="fr" fo:country="FR" officeooo:paragraph-rsid="0156fb4f" style:font-size-asian="10pt" style:font-size-complex="10pt"/>
    </style:style>
    <style:style style:name="P53" style:family="paragraph" style:parent-style-name="Table_20_Contents">
      <style:text-properties fo:font-size="10pt" fo:language="fr" fo:country="FR" officeooo:rsid="014bce3c" officeooo:paragraph-rsid="02d8e848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fo:font-size="10pt" fo:language="fr" fo:country="FR" officeooo:rsid="00024cf3" officeooo:paragraph-rsid="00041ec9" style:font-size-asian="10pt" style:font-size-complex="10pt"/>
    </style:style>
    <style:style style:name="P55" style:family="paragraph" style:parent-style-name="Table_20_Contents">
      <style:text-properties fo:font-size="10pt" fo:language="fr" fo:country="FR" officeooo:rsid="005a97d7" officeooo:paragraph-rsid="028bf52d" style:font-size-asian="10pt" style:font-size-complex="10pt"/>
    </style:style>
    <style:style style:name="P56" style:family="paragraph" style:parent-style-name="Table_20_Contents">
      <style:text-properties fo:font-size="9.69999980926514pt" fo:language="fr" fo:country="FR" officeooo:rsid="004f56f1" officeooo:paragraph-rsid="004f56f1" style:font-size-asian="9.69999980926514pt" style:font-size-complex="9.69999980926514pt"/>
    </style:style>
    <style:style style:name="P57" style:family="paragraph" style:parent-style-name="Table_20_Contents">
      <style:text-properties fo:font-size="10pt" fo:language="fr" fo:country="FR" officeooo:rsid="004f56f1" officeooo:paragraph-rsid="004f56f1" style:font-size-asian="10pt" style:font-size-complex="10pt"/>
    </style:style>
    <style:style style:name="P58" style:family="paragraph" style:parent-style-name="Standard">
      <style:text-properties fo:font-size="10pt" fo:language="fr" fo:country="FR" officeooo:paragraph-rsid="00041ec9" style:font-size-asian="10pt" style:font-size-complex="10pt"/>
    </style:style>
    <style:style style:name="T1" style:family="text">
      <style:text-properties officeooo:rsid="015cb804"/>
    </style:style>
    <style:style style:name="T2" style:family="text">
      <style:text-properties officeooo:rsid="006ac5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909e2c"/>
    </style:style>
    <style:style style:name="T5" style:family="text">
      <style:text-properties officeooo:rsid="0191de00"/>
    </style:style>
    <style:style style:name="T6" style:family="text">
      <style:text-properties officeooo:rsid="009349ed"/>
    </style:style>
    <style:style style:name="T7" style:family="text">
      <style:text-properties officeooo:rsid="01d74e37"/>
    </style:style>
    <style:style style:name="T8" style:family="text">
      <style:text-properties officeooo:rsid="00921628"/>
    </style:style>
    <style:style style:name="T9" style:family="text">
      <style:text-properties officeooo:rsid="009d6b81"/>
    </style:style>
    <style:style style:name="T10" style:family="text">
      <style:text-properties officeooo:rsid="00cca7ef"/>
    </style:style>
    <style:style style:name="T11" style:family="text">
      <style:text-properties officeooo:rsid="00a0a8eb"/>
    </style:style>
    <style:style style:name="T12" style:family="text">
      <style:text-properties officeooo:rsid="00b02f6f"/>
    </style:style>
    <style:style style:name="T13" style:family="text">
      <style:text-properties officeooo:rsid="00b1e147"/>
    </style:style>
    <style:style style:name="T14" style:family="text">
      <style:text-properties officeooo:rsid="00cb88d7"/>
    </style:style>
    <style:style style:name="T15" style:family="text">
      <style:text-properties officeooo:rsid="0210f682"/>
    </style:style>
    <style:style style:name="T16" style:family="text">
      <style:text-properties officeooo:rsid="00041ec9"/>
    </style:style>
    <style:style style:name="T17" style:family="text">
      <style:text-properties officeooo:rsid="0347413a"/>
    </style:style>
    <style:style style:name="T18" style:family="text">
      <style:text-properties officeooo:rsid="03348275"/>
    </style:style>
    <style:style style:name="T19" style:family="text">
      <style:text-properties officeooo:rsid="01638076"/>
    </style:style>
    <style:style style:name="T20" style:family="text">
      <style:text-properties officeooo:rsid="00db547a"/>
    </style:style>
    <style:style style:name="T21" style:family="text">
      <style:text-properties officeooo:rsid="02957844"/>
    </style:style>
    <style:style style:name="T22" style:family="text">
      <style:text-properties officeooo:rsid="019377f9"/>
    </style:style>
    <style:style style:name="T23" style:family="text">
      <style:text-properties officeooo:rsid="01dc0e51"/>
    </style:style>
    <style:style style:name="T24" style:family="text">
      <style:text-properties officeooo:rsid="0166ac53"/>
    </style:style>
    <style:style style:name="T25" style:family="text">
      <style:text-properties officeooo:rsid="01dcb464"/>
    </style:style>
    <style:style style:name="T26" style:family="text">
      <style:text-properties officeooo:rsid="02971b4f"/>
    </style:style>
    <style:style style:name="T27" style:family="text">
      <style:text-properties officeooo:rsid="01dfaafb"/>
    </style:style>
    <style:style style:name="T28" style:family="text">
      <style:text-properties officeooo:rsid="01edc321"/>
    </style:style>
    <style:style style:name="T29" style:family="text">
      <style:text-properties officeooo:rsid="01ee5caf"/>
    </style:style>
    <style:style style:name="T30" style:family="text">
      <style:text-properties officeooo:rsid="01dffe8f"/>
    </style:style>
    <style:style style:name="T31" style:family="text">
      <style:text-properties officeooo:rsid="01dd3996"/>
    </style:style>
    <style:style style:name="T32" style:family="text">
      <style:text-properties officeooo:rsid="01de566c"/>
    </style:style>
    <style:style style:name="T33" style:family="text">
      <style:text-properties officeooo:rsid="01e1f96b"/>
    </style:style>
    <style:style style:name="T34" style:family="text">
      <style:text-properties officeooo:rsid="029a4237"/>
    </style:style>
    <style:style style:name="T35" style:family="text">
      <style:text-properties officeooo:rsid="029bd72e"/>
    </style:style>
    <style:style style:name="T36" style:family="text">
      <style:text-properties officeooo:rsid="01e932f1"/>
    </style:style>
    <style:style style:name="T37" style:family="text">
      <style:text-properties officeooo:rsid="03351767"/>
    </style:style>
    <style:style style:name="T38" style:family="text">
      <style:text-properties officeooo:rsid="0161e75a"/>
    </style:style>
    <style:style style:name="T39" style:family="text">
      <style:text-properties officeooo:rsid="029f5808"/>
    </style:style>
    <style:style style:name="T40" style:family="text">
      <style:text-properties officeooo:rsid="01f66a3e"/>
    </style:style>
    <style:style style:name="T41" style:family="text">
      <style:text-properties officeooo:rsid="02a120de"/>
    </style:style>
    <style:style style:name="T42" style:family="text">
      <style:text-properties officeooo:rsid="01f98421"/>
    </style:style>
    <style:style style:name="T43" style:family="text">
      <style:text-properties officeooo:rsid="019e0d39"/>
    </style:style>
    <style:style style:name="T44" style:family="text">
      <style:text-properties officeooo:rsid="02a2392f"/>
    </style:style>
    <style:style style:name="T45" style:family="text">
      <style:text-properties officeooo:rsid="01fc0b20"/>
    </style:style>
    <style:style style:name="T46" style:family="text">
      <style:text-properties officeooo:rsid="02a3fbe8"/>
    </style:style>
    <style:style style:name="T47" style:family="text">
      <style:text-properties officeooo:rsid="02b479e4"/>
    </style:style>
    <style:style style:name="T48" style:family="text">
      <style:text-properties officeooo:rsid="01fda982"/>
    </style:style>
    <style:style style:name="T49" style:family="text">
      <style:text-properties officeooo:rsid="01ff4a6b"/>
    </style:style>
    <style:style style:name="T50" style:family="text">
      <style:text-properties officeooo:rsid="02b164d4"/>
    </style:style>
    <style:style style:name="T51" style:family="text">
      <style:text-properties officeooo:rsid="02b0f512"/>
    </style:style>
    <style:style style:name="T52" style:family="text">
      <style:text-properties officeooo:rsid="020062f2"/>
    </style:style>
    <style:style style:name="T53" style:family="text">
      <style:text-properties officeooo:rsid="017bffd1"/>
    </style:style>
    <style:style style:name="T54" style:family="text">
      <style:text-properties officeooo:rsid="0200da54"/>
    </style:style>
    <style:style style:name="T55" style:family="text">
      <style:text-properties officeooo:rsid="0203f2d4"/>
    </style:style>
    <style:style style:name="T56" style:family="text">
      <style:text-properties officeooo:rsid="033f3ef4"/>
    </style:style>
    <style:style style:name="T57" style:family="text">
      <style:text-properties officeooo:rsid="0204f60b"/>
    </style:style>
    <style:style style:name="T58" style:family="text">
      <style:text-properties officeooo:rsid="03502001"/>
    </style:style>
    <style:style style:name="T59" style:family="text">
      <style:text-properties officeooo:rsid="0336f21f"/>
    </style:style>
    <style:style style:name="T60" style:family="text">
      <style:text-properties officeooo:rsid="00f35909"/>
    </style:style>
    <style:style style:name="T61" style:family="text">
      <style:text-properties officeooo:rsid="02b87fd4"/>
    </style:style>
    <style:style style:name="T62" style:family="text">
      <style:text-properties officeooo:rsid="03504be5"/>
    </style:style>
    <style:style style:name="T63" style:family="text">
      <style:text-properties officeooo:rsid="02b858d8"/>
    </style:style>
    <style:style style:name="T64" style:family="text">
      <style:text-properties officeooo:rsid="02092e6b"/>
    </style:style>
    <style:style style:name="T65" style:family="text">
      <style:text-properties officeooo:rsid="00f737a4"/>
    </style:style>
    <style:style style:name="T66" style:family="text">
      <style:text-properties officeooo:rsid="02b955c4"/>
    </style:style>
    <style:style style:name="T67" style:family="text">
      <style:text-properties officeooo:rsid="01058955"/>
    </style:style>
    <style:style style:name="T68" style:family="text">
      <style:text-properties officeooo:rsid="02e3bb0f"/>
    </style:style>
    <style:style style:name="T69" style:family="text">
      <style:text-properties officeooo:rsid="02bbe331"/>
    </style:style>
    <style:style style:name="T70" style:family="text">
      <style:text-properties officeooo:rsid="020c8a7b"/>
    </style:style>
    <style:style style:name="T71" style:family="text">
      <style:text-properties officeooo:rsid="02de3971"/>
    </style:style>
    <style:style style:name="T72" style:family="text">
      <style:text-properties officeooo:rsid="02121ffe"/>
    </style:style>
    <style:style style:name="T73" style:family="text">
      <style:text-properties officeooo:rsid="0212df7d"/>
    </style:style>
    <style:style style:name="T74" style:family="text">
      <style:text-properties officeooo:rsid="017d7c77"/>
    </style:style>
    <style:style style:name="T75" style:family="text">
      <style:text-properties officeooo:rsid="010bed40"/>
    </style:style>
    <style:style style:name="T76" style:family="text">
      <style:text-properties officeooo:rsid="02bef63b"/>
    </style:style>
    <style:style style:name="T77" style:family="text">
      <style:text-properties officeooo:rsid="02c05d77"/>
    </style:style>
    <style:style style:name="T78" style:family="text">
      <style:text-properties officeooo:rsid="0214a345"/>
    </style:style>
    <style:style style:name="T79" style:family="text">
      <style:text-properties officeooo:rsid="0352038b"/>
    </style:style>
    <style:style style:name="T80" style:family="text">
      <style:text-properties officeooo:rsid="021641ac"/>
    </style:style>
    <style:style style:name="T81" style:family="text">
      <style:text-properties officeooo:rsid="00dcf485"/>
    </style:style>
    <style:style style:name="T82" style:family="text">
      <style:text-properties officeooo:rsid="0217c43f"/>
    </style:style>
    <style:style style:name="T83" style:family="text">
      <style:text-properties officeooo:rsid="02e3f30c"/>
    </style:style>
    <style:style style:name="T84" style:family="text">
      <style:text-properties officeooo:rsid="02e5d04a"/>
    </style:style>
    <style:style style:name="T85" style:family="text">
      <style:text-properties officeooo:rsid="02e70f22"/>
    </style:style>
    <style:style style:name="T86" style:family="text">
      <style:text-properties officeooo:rsid="0218b7d1"/>
    </style:style>
    <style:style style:name="T87" style:family="text">
      <style:text-properties officeooo:rsid="02e9b34e"/>
    </style:style>
    <style:style style:name="T88" style:family="text">
      <style:text-properties officeooo:rsid="0220939b"/>
    </style:style>
    <style:style style:name="T89" style:family="text">
      <style:text-properties officeooo:rsid="021a683b"/>
    </style:style>
    <style:style style:name="T90" style:family="text">
      <style:text-properties officeooo:rsid="021e26b7"/>
    </style:style>
    <style:style style:name="T91" style:family="text">
      <style:text-properties officeooo:rsid="021c6cfa"/>
    </style:style>
    <style:style style:name="T92" style:family="text">
      <style:text-properties officeooo:rsid="015dd7d1"/>
    </style:style>
    <style:style style:name="T93" style:family="text">
      <style:text-properties officeooo:rsid="02eb2c7a"/>
    </style:style>
    <style:style style:name="T94" style:family="text">
      <style:text-properties officeooo:rsid="0047a9a3"/>
    </style:style>
    <style:style style:name="T95" style:family="text">
      <style:text-properties officeooo:rsid="0221fee3"/>
    </style:style>
    <style:style style:name="T96" style:family="text">
      <style:text-properties officeooo:rsid="01828905"/>
    </style:style>
    <style:style style:name="T97" style:family="text">
      <style:text-properties officeooo:rsid="0183fd3a"/>
    </style:style>
    <style:style style:name="T98" style:family="text">
      <style:text-properties officeooo:rsid="0223893a"/>
    </style:style>
    <style:style style:name="T99" style:family="text">
      <style:text-properties officeooo:rsid="0078a5ec"/>
    </style:style>
    <style:style style:name="T100" style:family="text">
      <style:text-properties officeooo:rsid="022cfc7f"/>
    </style:style>
    <style:style style:name="T101" style:family="text">
      <style:text-properties officeooo:rsid="02c2ccb2"/>
    </style:style>
    <style:style style:name="T102" style:family="text">
      <style:text-properties officeooo:rsid="022ebef5"/>
    </style:style>
    <style:style style:name="T103" style:family="text">
      <style:text-properties officeooo:rsid="02c8901f"/>
    </style:style>
    <style:style style:name="T104" style:family="text">
      <style:text-properties officeooo:rsid="0230b12c"/>
    </style:style>
    <style:style style:name="T105" style:family="text">
      <style:text-properties officeooo:rsid="024bfcb2"/>
    </style:style>
    <style:style style:name="T106" style:family="text">
      <style:text-properties officeooo:rsid="01b10b5d"/>
    </style:style>
    <style:style style:name="T107" style:family="text">
      <style:text-properties officeooo:rsid="0241b4f7"/>
    </style:style>
    <style:style style:name="T108" style:family="text">
      <style:text-properties officeooo:rsid="02eeb7e7"/>
    </style:style>
    <style:style style:name="T109" style:family="text">
      <style:text-properties officeooo:rsid="02f15071"/>
    </style:style>
    <style:style style:name="T110" style:family="text">
      <style:text-properties officeooo:rsid="024a4eec"/>
    </style:style>
    <style:style style:name="T111" style:family="text">
      <style:text-properties officeooo:rsid="0253d41f"/>
    </style:style>
    <style:style style:name="T112" style:family="text">
      <style:text-properties officeooo:rsid="023a984a"/>
    </style:style>
    <style:style style:name="T113" style:family="text">
      <style:text-properties officeooo:rsid="0232de25"/>
    </style:style>
    <style:style style:name="T114" style:family="text">
      <style:text-properties officeooo:rsid="0236169a"/>
    </style:style>
    <style:style style:name="T115" style:family="text">
      <style:text-properties officeooo:rsid="023c46b1"/>
    </style:style>
    <style:style style:name="T116" style:family="text">
      <style:text-properties officeooo:rsid="02543ae7"/>
    </style:style>
    <style:style style:name="T117" style:family="text">
      <style:text-properties officeooo:rsid="02f8a209"/>
    </style:style>
    <style:style style:name="T118" style:family="text">
      <style:text-properties officeooo:rsid="0244b662"/>
    </style:style>
    <style:style style:name="T119" style:family="text">
      <style:text-properties officeooo:rsid="0246fe77"/>
    </style:style>
    <style:style style:name="T120" style:family="text">
      <style:text-properties officeooo:rsid="024502b3"/>
    </style:style>
    <style:style style:name="T121" style:family="text">
      <style:text-properties officeooo:rsid="02fc7469"/>
    </style:style>
    <style:style style:name="T122" style:family="text">
      <style:text-properties officeooo:rsid="0247fe5a"/>
    </style:style>
    <style:style style:name="T123" style:family="text">
      <style:text-properties fo:language="fr" fo:country="FR" style:font-size-asian="10pt"/>
    </style:style>
    <style:style style:name="T124" style:family="text">
      <style:text-properties officeooo:rsid="0071fa57"/>
    </style:style>
    <style:style style:name="T125" style:family="text">
      <style:text-properties officeooo:rsid="00740ab0"/>
    </style:style>
    <style:style style:name="T126" style:family="text">
      <style:text-properties officeooo:rsid="0074dfbb"/>
    </style:style>
    <style:style style:name="T127" style:family="text">
      <style:text-properties officeooo:rsid="00dd21ec"/>
    </style:style>
    <style:style style:name="T128" style:family="text">
      <style:text-properties officeooo:rsid="0119015e"/>
    </style:style>
    <style:style style:name="T129" style:family="text">
      <style:text-properties officeooo:rsid="025b4132"/>
    </style:style>
    <style:style style:name="T130" style:family="text">
      <style:text-properties officeooo:rsid="0301b699"/>
    </style:style>
    <style:style style:name="T131" style:family="text">
      <style:text-properties officeooo:rsid="011ca194"/>
    </style:style>
    <style:style style:name="T132" style:family="text">
      <style:text-properties officeooo:rsid="025f3969"/>
    </style:style>
    <style:style style:name="T133" style:family="text">
      <style:text-properties officeooo:rsid="03067f45"/>
    </style:style>
    <style:style style:name="T134" style:family="text">
      <style:text-properties officeooo:rsid="0303ab5b"/>
    </style:style>
    <style:style style:name="T135" style:family="text">
      <style:text-properties officeooo:rsid="030ddb02"/>
    </style:style>
    <style:style style:name="T136" style:family="text">
      <style:text-properties officeooo:rsid="0305a871"/>
    </style:style>
    <style:style style:name="T137" style:family="text">
      <style:text-properties officeooo:rsid="0312db9f"/>
    </style:style>
    <style:style style:name="T138" style:family="text">
      <style:text-properties officeooo:rsid="030f9262"/>
    </style:style>
    <style:style style:name="T139" style:family="text">
      <style:text-properties officeooo:rsid="0260cda1"/>
    </style:style>
    <style:style style:name="T140" style:family="text">
      <style:text-properties officeooo:rsid="031a21ab"/>
    </style:style>
    <style:style style:name="T141" style:family="text">
      <style:text-properties officeooo:rsid="031844f2"/>
    </style:style>
    <style:style style:name="T142" style:family="text">
      <style:text-properties style:text-position="super 58%" officeooo:rsid="031844f2"/>
    </style:style>
    <style:style style:name="T143" style:family="text">
      <style:text-properties officeooo:rsid="03135451"/>
    </style:style>
    <style:style style:name="T144" style:family="text">
      <style:text-properties officeooo:rsid="030f9d3c"/>
    </style:style>
    <style:style style:name="T145" style:family="text">
      <style:text-properties officeooo:rsid="00de7033"/>
    </style:style>
    <style:style style:name="T146" style:family="text">
      <style:text-properties officeooo:rsid="02c8a2d0"/>
    </style:style>
    <style:style style:name="T147" style:family="text">
      <style:text-properties officeooo:rsid="02c95f1b"/>
    </style:style>
    <style:style style:name="T148" style:family="text">
      <style:text-properties officeooo:rsid="02cc7b23"/>
    </style:style>
    <style:style style:name="T149" style:family="text">
      <style:text-properties officeooo:rsid="01e41616"/>
    </style:style>
    <style:style style:name="T150" style:family="text">
      <style:text-properties officeooo:rsid="01e5a8b3"/>
    </style:style>
    <style:style style:name="T151" style:family="text">
      <style:text-properties officeooo:rsid="02cea1e9"/>
    </style:style>
    <style:style style:name="T152" style:family="text">
      <style:text-properties style:font-size-asian="10pt"/>
    </style:style>
    <style:style style:name="T153" style:family="text">
      <style:text-properties officeooo:rsid="00df10ea"/>
    </style:style>
    <style:style style:name="T154" style:family="text">
      <style:text-properties officeooo:rsid="01b83d05"/>
    </style:style>
    <style:style style:name="T155" style:family="text">
      <style:text-properties officeooo:rsid="026580c1"/>
    </style:style>
    <style:style style:name="T156" style:family="text">
      <style:text-properties officeooo:rsid="03248636"/>
    </style:style>
    <style:style style:name="T157" style:family="text">
      <style:text-properties officeooo:rsid="02672d7f"/>
    </style:style>
    <style:style style:name="T158" style:family="text">
      <style:text-properties officeooo:rsid="0325f2c9"/>
    </style:style>
    <style:style style:name="T159" style:family="text">
      <style:text-properties officeooo:rsid="02685a65"/>
    </style:style>
    <style:style style:name="T160" style:family="text">
      <style:text-properties officeooo:rsid="01cc2bff"/>
    </style:style>
    <style:style style:name="T161" style:family="text">
      <style:text-properties officeooo:rsid="01ccbe7b"/>
    </style:style>
    <style:style style:name="T162" style:family="text">
      <style:text-properties officeooo:rsid="0268677b"/>
    </style:style>
    <style:style style:name="T163" style:family="text">
      <style:text-properties officeooo:rsid="032a640a"/>
    </style:style>
    <style:style style:name="T164" style:family="text">
      <style:text-properties officeooo:rsid="032c58d4"/>
    </style:style>
    <style:style style:name="T165" style:family="text">
      <style:text-properties officeooo:rsid="026a5a5d"/>
    </style:style>
    <style:style style:name="T166" style:family="text">
      <style:text-properties officeooo:rsid="02d5d758"/>
    </style:style>
    <style:style style:name="T167" style:family="text">
      <style:text-properties officeooo:rsid="027b22ce"/>
    </style:style>
    <style:style style:name="T168" style:family="text">
      <style:text-properties officeooo:rsid="026bf9ca"/>
    </style:style>
    <style:style style:name="T169" style:family="text">
      <style:text-properties officeooo:rsid="00e38018"/>
    </style:style>
    <style:style style:name="T170" style:family="text">
      <style:text-properties officeooo:rsid="026dd729"/>
    </style:style>
    <style:style style:name="T171" style:family="text">
      <style:text-properties officeooo:rsid="00e6c40b"/>
    </style:style>
    <style:style style:name="T172" style:family="text">
      <style:text-properties officeooo:rsid="026df9b2"/>
    </style:style>
    <style:style style:name="T173" style:family="text">
      <style:text-properties officeooo:rsid="026f85f3"/>
    </style:style>
    <style:style style:name="T174" style:family="text">
      <style:text-properties officeooo:rsid="00ebf1ef"/>
    </style:style>
    <style:style style:name="T175" style:family="text">
      <style:text-properties officeooo:rsid="027337d7"/>
    </style:style>
    <style:style style:name="T176" style:family="text">
      <style:text-properties officeooo:rsid="0275aab3"/>
    </style:style>
    <style:style style:name="T177" style:family="text">
      <style:text-properties officeooo:rsid="014cb121"/>
    </style:style>
    <style:style style:name="T178" style:family="text">
      <style:text-properties officeooo:rsid="02da4c82"/>
    </style:style>
    <style:style style:name="T179" style:family="text">
      <style:text-properties officeooo:rsid="00e0b130"/>
    </style:style>
    <style:style style:name="T180" style:family="text">
      <style:text-properties officeooo:rsid="027eec58"/>
    </style:style>
    <style:style style:name="T181" style:family="text">
      <style:text-properties officeooo:rsid="02812989"/>
    </style:style>
    <style:style style:name="T182" style:family="text">
      <style:text-properties officeooo:rsid="01bbd812"/>
    </style:style>
    <style:style style:name="T183" style:family="text">
      <style:text-properties officeooo:rsid="01c0509b"/>
    </style:style>
    <style:style style:name="T184" style:family="text">
      <style:text-properties officeooo:rsid="027f71c8"/>
    </style:style>
    <style:style style:name="T185" style:family="text">
      <style:text-properties officeooo:rsid="02820273"/>
    </style:style>
    <style:style style:name="T186" style:family="text">
      <style:text-properties officeooo:rsid="013fba33"/>
    </style:style>
    <style:style style:name="T187" style:family="text">
      <style:text-properties officeooo:rsid="02843e28"/>
    </style:style>
    <style:style style:name="T188" style:family="text">
      <style:text-properties officeooo:rsid="02916385"/>
    </style:style>
    <style:style style:name="T189" style:family="text">
      <style:text-properties officeooo:rsid="0288da60"/>
    </style:style>
    <style:style style:name="T190" style:family="text">
      <style:text-properties officeooo:rsid="02847805"/>
    </style:style>
    <style:style style:name="T191" style:family="text">
      <style:text-properties officeooo:rsid="028bf52d"/>
    </style:style>
    <style:style style:name="T192" style:family="text">
      <style:text-properties officeooo:rsid="029359f8"/>
    </style:style>
    <style:style style:name="T193" style:family="text">
      <style:text-properties officeooo:rsid="0292c88b"/>
    </style:style>
    <style:style style:name="T194" style:family="text">
      <style:text-properties officeooo:rsid="0290ddb7"/>
    </style:style>
    <style:style style:name="T195" style:family="text">
      <style:text-properties officeooo:rsid="01451f8c"/>
    </style:style>
    <style:style style:name="T196" style:family="text">
      <style:text-properties officeooo:rsid="0145750a"/>
    </style:style>
    <style:style style:name="T197" style:family="text">
      <style:text-properties officeooo:rsid="01458c6c"/>
    </style:style>
    <style:style style:name="T198" style:family="text">
      <style:text-properties officeooo:rsid="01b88a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briel Ravier</text:p>
      <text:p text:style-name="P2">Recherche un <text:span text:style-name="T1">emplo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CONTACT</text:p>
          </table:table-cell>
          <table:table-cell table:style-name="Table1.A1" office:value-type="string">
            <text:p text:style-name="P3"><text:span text:style-name="T2">61449</text:span> <text:span text:style-name="T2">Steinbach am Taunus</text:span></text:p>
          </table:table-cell>
          <table:table-cell table:style-name="Table1.A1" table:number-columns-spanned="2" office:value-type="string">
            <text:p text:style-name="P4"><text:span text:style-name="T3">E-mail:</text:span> gabravier@gmail.com</text:p>
          </table:table-cell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6"><text:span text:style-name="T4">Actuellement en </text:span>Allemagne <text:span text:style-name="T5">(peut déménager si nécessaire)</text:span></text:p>
          </table:table-cell>
          <table:covered-table-cell/>
          <table:table-cell table:style-name="Table1.A1" office:value-type="string">
            <text:p text:style-name="P7"><text:span text:style-name="T3">Phone:</text:span> +33 6 36 46 16 43</text:p>
          </table:table-cell>
        </table:table-row>
        <table:table-row>
          <table:table-cell table:style-name="Table1.A1" office:value-type="string">
            <text:p text:style-name="P8">SKILLS</text:p>
          </table:table-cell>
          <table:table-cell table:style-name="Table1.A1" table:number-columns-spanned="3" office:value-type="string">
            <text:p text:style-name="P9"><text:span text:style-name="T6">C </text:span><text:span text:style-name="T7">et</text:span><text:span text:style-name="T6"> </text:span>C++<text:span text:style-name="T8"> </text:span>- <text:span text:style-name="T9">Expert</text:span></text:p>
            <text:p text:style-name="P10"><text:span text:style-name="T10">Assembleur </text:span>x86 – <text:span text:style-name="T11">Expert</text:span></text:p>
            <text:p text:style-name="P11">Reverse Engineering <text:span text:style-name="T12">(IDA/</text:span><text:span text:style-name="T13">Ghidra</text:span><text:span text:style-name="T12">) </text:span>– <text:span text:style-name="T14">Très expérimenté</text:span></text:p>
            <text:p text:style-name="P12">Amazon Web Services (AWS), <text:span text:style-name="T15">TypeScript</text:span> – <text:span text:style-name="T14">Expérimenté</text:span></text:p>
            <text:p text:style-name="P13">Git – Expert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4">EXP<text:span text:style-name="T16">É</text:span>RIENCE PROFESSION<text:span text:style-name="T17">N</text:span>ELLE</text:p>
          </table:table-cell>
          <table:table-cell table:style-name="Table1.A1" office:value-type="string">
            <text:p text:style-name="P15">Commerzbank – <text:span text:style-name="T18">Stagiaire (Stage de fin d’études)</text:span></text:p>
          </table:table-cell>
          <table:table-cell table:style-name="Table1.A1" table:number-columns-spanned="2" office:value-type="string">
            <text:p text:style-name="P16">202<text:span text:style-name="T19">4</text:span>-<text:span text:style-name="T20">0</text:span><text:span text:style-name="T19">9</text:span><text:span text:style-name="T20"> </text:span>– 202<text:span text:style-name="T19">5</text:span>-<text:span text:style-name="T20">08</text:span></text:p>
          </table:table-cell>
          <table:covered-table-cell/>
        </table:table-row>
        <table:table-row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17"><text:span text:style-name="T21">I</text:span>ngénieur logiciel <text:span text:style-name="T22">à Commerzbank </text:span>sur <text:span text:style-name="T23">un </text:span>logiciel interne <text:span text:style-name="T23">de </text:span><text:span text:style-name="T24">hedge accounting </text:span><text:span text:style-name="T25">(</text:span><text:span text:style-name="T24">développé </text:span><text:span text:style-name="T25">depuis </text:span><text:span text:style-name="T24">25 ans par </text:span><text:span text:style-name="T25">des dizaines de personnes)</text:span><text:span text:style-name="T24"> </text:span><text:span text:style-name="T26">en </text:span>C++ et SQL multiplateforme (Linux/Windows), <text:span text:style-name="T27">en collaboration avec des collègues allemands et tchèques.</text:span></text:p>
            <text:p text:style-name="P17"><text:span text:style-name="T28">J’ai </text:span><text:span text:style-name="T29">accompli la </text:span><text:span text:style-name="T30">migration </text:span><text:span text:style-name="T31">de </text:span>Sybase <text:span text:style-name="T31">à </text:span>PostgreSQ<text:span text:style-name="T32">L, </text:span><text:span text:style-name="T33">adaptant </text:span><text:span text:style-name="T34">le </text:span><text:span text:style-name="T33">code </text:span><text:span text:style-name="T34">existant </text:span><text:span text:style-name="T33">pour supprimer les dépendances sur Sybase et rendre le code portable pour qu’il fonctionne avec PostgreSQL, </text:span><text:span text:style-name="T35">et corrigé de nombreux </text:span>problèmes de mémoire <text:span text:style-name="T36">en intégrant valgrind </text:span>dans le CI et les tests unitaires du projet.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8">TrackIt - <text:span text:style-name="T37">Stagiaire</text:span></text:p>
          </table:table-cell>
          <table:table-cell table:style-name="Table1.A1" table:number-columns-spanned="2" office:value-type="string">
            <text:p text:style-name="P19">2021-<text:span text:style-name="T20">07</text:span> – 2021-<text:span text:style-name="T20">12, </text:span><text:span text:style-name="T38">2023-04 - 2023-08</text:span>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20">J'ai travaillé sur les logiciels phares, <text:span text:style-name="T39">TrackIt et Tagbot, </text:span>corrigeant <text:span text:style-name="T40">de nombreux </text:span>bugs et <text:span text:style-name="T41">ajoutant </text:span><text:span text:style-name="T42">des </text:span>fonctionnalités <text:span text:style-name="T42">en Go (back-end) et JavaScript (front-end), </text:span><text:span text:style-name="T43">avec </text:span><text:span text:style-name="T44">des collègues </text:span><text:span text:style-name="T43">états-uniens et français. </text:span>Ces projets utilisa<text:span text:style-name="T45">nt beaucoup</text:span> l'API AWS, <text:span text:style-name="T46">j’y ai acquis </text:span><text:span text:style-name="T45">une solide </text:span><text:span text:style-name="T46">expérience</text:span><text:span text:style-name="T45">. </text:span>J'ai <text:span text:style-name="T47">aussi</text:span> contribué à <text:span text:style-name="T48">d’autres projets </text:span>AWS, la résolution de <text:span text:style-name="T49">plusieurs problèmes critiques en production, </text:span><text:span text:style-name="T50">des</text:span> déploi<text:span text:style-name="T51">e</text:span>ments <text:span text:style-name="T49">Kubernetes, </text:span>un <text:span text:style-name="T52">pentest </text:span>et trois évaluations de sécurité.</text:p>
            <text:p text:style-name="P20">J'ai <text:span text:style-name="T53">aussi</text:span> travaillé sur des logiciels en C++, Shell, TeX <text:span text:style-name="T54">et TypeScript</text:span> <text:span text:style-name="T55">pour</text:span> converti<text:span text:style-name="T55">r </text:span>automatiquement <text:span text:style-name="T55">des rapports de sécurité </text:span>Prowler en PDF<text:span text:style-name="T55">s lisibles par l’homme</text:span>, <text:span text:style-name="T55">avec une interface web hébergée </text:span><text:span text:style-name="T56">sur</text:span><text:span text:style-name="T55"> AWS grâce a</text:span><text:span text:style-name="T57">u </text:span><text:span text:style-name="T58">Cloud Development Kit (</text:span><text:span text:style-name="T57">CDK</text:span><text:span text:style-name="T58">)</text:span><text:span text:style-name="T57">.</text:span></text:p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ZUP - <text:span text:style-name="T59">Stagiaire</text:span></text:p>
          </table:table-cell>
          <table:table-cell table:style-name="Table1.A1" table:number-columns-spanned="2" office:value-type="string">
            <text:p text:style-name="P4">2018-<text:span text:style-name="T20">06</text:span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21"><text:span text:style-name="T60">J’a</text:span>i travaillé 4 semaines <text:span text:style-name="T61">à optimi</text:span><text:span text:style-name="T62">s</text:span><text:span text:style-name="T61">er la </text:span>backend Go, <text:span text:style-name="T63">réécrivant </text:span><text:span text:style-name="T64">des </text:span>fonctions <text:span text:style-name="T64">bottleneck </text:span>en C optimisé.</text:p>
          </table:table-cell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22">PROJE<text:span text:style-name="T65">TS</text:span></text:p>
          </table:table-cell>
          <table:table-cell table:style-name="Table1.A1" office:value-type="string">
            <text:p text:style-name="P23">Yalibct (Yet Another Libc Testsuite)</text:p>
          </table:table-cell>
          <table:table-cell table:style-name="Table1.A1" table:number-columns-spanned="2" office:value-type="string">
            <text:p text:style-name="P24">2022-08 - Présent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25"/>
          </table:table-cell>
          <table:table-cell table:style-name="Table1.A1" table:number-columns-spanned="3" office:value-type="string">
            <text:p text:style-name="P26">Ce projet <text:span text:style-name="T66">personnel </text:span>vise à créer une <text:span text:style-name="T67">testsuite</text:span> pour la libc afin d’<text:span text:style-name="T68">y </text:span>trouver <text:span text:style-name="T69">des bugs</text:span>. Étant<text:span text:style-name="T70"> au cœur de quasiment tous les programmes </text:span><text:span text:style-name="T71">informatiques</text:span><text:span text:style-name="T70">, </text:span><text:span text:style-name="T72">les bugs dans la libc sont particulièrement critiques.</text:span></text:p>
            <text:p text:style-name="P27"/>
            <text:p text:style-name="P27"><text:span text:style-name="T73">J’ai déjà signalé </text:span>plus de <text:span text:style-name="T74">73</text:span> <text:span text:style-name="T75">bug</text:span><text:span text:style-name="T76">s</text:span><text:span text:style-name="T75"> </text:span>(généralement <text:span text:style-name="T73">accompagnés d’un </text:span><text:span text:style-name="T75">patch </text:span><text:span text:style-name="T77">corrigeant le bug</text:span>) <text:span text:style-name="T78">dans des </text:span>implémentations <text:span text:style-name="T79">importantes</text:span><text:span text:style-name="T78"> </text:span>de libc <text:span text:style-name="T80">comme </text:span>glibc, musl, cosmopolitan et dietlibc.</text:p>
          </table:table-cell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8">Epitech - AREA</text:p>
          </table:table-cell>
          <table:table-cell table:style-name="Table1.A1" table:number-columns-spanned="2" office:value-type="string">
            <text:p text:style-name="P29">2023-<text:span text:style-name="T81">01</text:span> – 2023-<text:span text:style-name="T81">03</text:span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30"/>
          </table:table-cell>
          <table:table-cell table:style-name="Table1.A1" table:number-columns-spanned="3" office:value-type="string">
            <text:p text:style-name="P31"><text:span text:style-name="T82">Projet </text:span><text:span text:style-name="T83">d’</text:span><text:span text:style-name="T84">app</text:span><text:span text:style-name="T82"> web/mobile (Android/iOS) </text:span><text:span text:style-name="T85">type </text:span><text:span text:style-name="T82">IFTTT/Zapier, perm</text:span>ettant <text:span text:style-name="T86">d</text:span>e <text:span text:style-name="T87">créer des triggers liant </text:span>actions et réactions de <text:span text:style-name="T88">divers</text:span> services <text:span text:style-name="T89">(</text:span><text:span text:style-name="T90">par </text:span><text:span text:style-name="T89">ex</text:span><text:span text:style-name="T91">ample</text:span><text:span text:style-name="T89"> : </text:span><text:span text:style-name="T92">“</text:span><text:span text:style-name="T89">email </text:span><text:span text:style-name="T93">reçu</text:span><text:span text:style-name="T89">→ envoi d’un message sur Discord</text:span><text:span text:style-name="T94">”</text:span><text:span text:style-name="T89">)</text:span></text:p>
            <text:p text:style-name="P32"/>
            <text:p text:style-name="P32">J'ai écrit <text:span text:style-name="T95">l’essentiel </text:span>du code backend, gérant toute la <text:span text:style-name="T96">business logic </text:span>(les <text:span text:style-name="T97">frontends </text:span>servent uniquement d'interfaces utilisateur redirigeant les requêtes vers/depuis le serveur backend), implémentant 15 actions et 16 réactions sur 17 services. J'ai également implémenté un système de formatage avec substitution de variables, permettant <text:span text:style-name="T95">d</text:span>'injecter <text:span text:style-name="T95">dynamiquement </text:span>des données issues d'actions dans des réactions. <text:span text:style-name="T98">La backend était developpée sur un stack TypeScript avec Fastify, Prisma et PostgreSQL.</text:span></text:p>
          </table:table-cell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<text:span text:style-name="T99">Epitech</text:span> - Arcade</text:p>
          </table:table-cell>
          <table:table-cell table:style-name="Table1.A1" table:number-columns-spanned="2" office:value-type="string">
            <text:p text:style-name="P34">2022-<text:span text:style-name="T81">03</text:span> – 2022-<text:span text:style-name="T81">04</text:span></text:p>
          </table:table-cell>
          <table:covered-table-cell/>
        </table:table-row>
        <table:table-row table:style-name="Table1.15">
          <table:table-cell table:style-name="Table1.A1" office:value-type="string">
            <text:p text:style-name="P35"/>
          </table:table-cell>
          <table:table-cell table:style-name="Table1.A1" table:number-columns-spanned="3" office:value-type="string">
            <text:p text:style-name="P36"><text:span text:style-name="T100">P</text:span>rojet <text:span text:style-name="T101">de programme </text:span><text:span text:style-name="T102">regroupant </text:span><text:span text:style-name="T103">divers jeux avec </text:span>une interface <text:span text:style-name="T104">commune </text:span><text:span text:style-name="T103">entre </text:span><text:span text:style-name="T105">librairies</text:span><text:span text:style-name="T106"> graphiques.</text:span></text:p>
            <text:p text:style-name="P36"/>
            <text:p text:style-name="P37"><text:span text:style-name="T107">J’ai entièrement conçu l’interface commune (partagée avec tous les autres groupes travailla</text:span><text:span text:style-name="T108">nt </text:span><text:span text:style-name="T107">sur ce projet dans </text:span><text:span text:style-name="T109">Epitech</text:span><text:span text:style-name="T107">),</text:span> <text:span text:style-name="T110">perm</text:span><text:span text:style-name="T111">e</text:span><text:span text:style-name="T110">ttant </text:span><text:span text:style-name="T112">d’associer </text:span><text:span text:style-name="T110">jeux et librairies graphiques</text:span><text:span text:style-name="T113">, même entre groupes (</text:span><text:span text:style-name="T114">ex : </text:span><text:span text:style-name="T113">un jeu d’un autre groupe avec notre libra</text:span><text:span text:style-name="T115">i</text:span><text:span text:style-name="T113">rie graphique </text:span><text:span text:style-name="T116">SDL</text:span><text:span text:style-name="T113">), </text:span><text:span text:style-name="T117">e</text:span><text:span text:style-name="T118">t écrit l’implémentation de Pac-Man, </text:span><text:span text:style-name="T119">l’intégration des </text:span><text:span text:style-name="T118">librairies graphique</text:span><text:span text:style-name="T120">s </text:span><text:span text:style-name="T118">SFML </text:span><text:span text:style-name="T121">et </text:span><text:span text:style-name="T118">SD</text:span><text:span text:style-name="T122">L,</text:span><text:span text:style-name="T118"> la gestion du son </text:span>et l'exécutable principal.</text:p>
            <text:p text:style-name="P33"/>
            <text:p text:style-name="P38"><text:span text:style-name="T123">Vidéo du projet : </text:span><text:a xlink:type="simple" xlink:href="https://www.youtube.com/watch?v=yMk1y3bvGwQ" text:style-name="Internet_20_link" text:visited-style-name="Visited_20_Internet_20_Link"><text:span text:style-name="T123">https://www.youtube.com/watch?v=yMk1y3bvGwQ</text:span></text:a></text:p>
          </table:table-cell>
          <table:covered-table-cell/>
          <table:covered-table-cell/>
        </table:table-row>
        <table:table-row table:style-name="Table1.16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9"><text:span text:style-name="T124">Epitech </text:span>– <text:span text:style-name="T124">Hydra </text:span><text:span text:style-name="T125">and Chisel</text:span></text:p>
          </table:table-cell>
          <table:table-cell table:style-name="Table1.A1" table:number-columns-spanned="2" office:value-type="string">
            <text:p text:style-name="P40"><text:span text:style-name="T126">2022-</text:span><text:span text:style-name="T127">03</text:span><text:span text:style-name="T126"> </text:span>– 2022-<text:span text:style-name="T127">04</text:span>, <text:span text:style-name="T126">2022-</text:span><text:span text:style-name="T127">11</text:span><text:span text:style-name="T126"> </text:span><text:span text:style-name="T125">– 2022-</text:span><text:span text:style-name="T127">12</text:span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41"/>
          </table:table-cell>
          <table:table-cell table:style-name="Table1.A1" table:number-columns-spanned="3" office:value-type="string">
            <text:p text:style-name="P42"><text:span text:style-name="T128">D</text:span>eux projets CTF <text:span text:style-name="T129">consistant </text:span><text:span text:style-name="T130">chacun </text:span><text:span text:style-name="T129">à résoudre </text:span>15 défis hébergés sur la plateforme TryHackMe, spécialement créés pour <text:span text:style-name="T131">ce proje</text:span><text:span text:style-name="T132">t. </text:span><text:span text:style-name="T133">Ceux-ci étaient </text:span><text:span text:style-name="T134">s</text:span><text:span text:style-name="T132">ouvent concentrés sur des services Web (Python, Node, PHP, Wordpress, etc.) ou parfois à d’autres services comme FTP ou NFS.</text:span></text:p>
            <text:p text:style-name="P42"/>
            <text:p text:style-name="P42"><text:span text:style-name="T132">Chaque défi demandait d’obtenir un accès utilisateur, puis d’élever les privilèges à root via des failles systèmes (</text:span><text:span text:style-name="T135">mauvaise </text:span><text:span text:style-name="T132">configuration, vulnérabilités trouvées par reverse-engineering de binaires admins, etc.). </text:span><text:span text:style-name="T136">Dans le </text:span><text:span text:style-name="T132">classement </text:span><text:span text:style-name="T137">global </text:span><text:span text:style-name="T138">d’</text:span><text:span text:style-name="T139">Epitech, j’ai </text:span><text:span text:style-name="T140">fini </text:span><text:span text:style-name="T141">1</text:span><text:span text:style-name="T142">er</text:span><text:span text:style-name="T141"> </text:span><text:span text:style-name="T143">du </text:span><text:span text:style-name="T139">campus de Strasbourg </text:span><text:span text:style-name="T144">sur </text:span><text:span text:style-name="T139">les deux projets.</text:span></text:p>
          </table:table-cell>
          <table:covered-table-cell/>
          <table:covered-table-cell/>
        </table:table-row>
        <table:table-row table:style-name="Table1.18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3">CSE2</text:p>
          </table:table-cell>
          <table:table-cell table:style-name="Table1.A1" table:number-columns-spanned="2" office:value-type="string">
            <text:p text:style-name="P44">2018-<text:span text:style-name="T145">06</text:span> – 2020-<text:span text:style-name="T145">10</text:span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41"/>
          </table:table-cell>
          <table:table-cell table:style-name="Table1.A1" table:number-columns-spanned="3" office:value-type="string">
            <text:p text:style-name="P45"><text:span text:style-name="T146">Version </text:span>open-source de Cave Story pour faciliter le modding, <text:span text:style-name="T147">conçue en </text:span>C et C++ <text:span text:style-name="T148">avec du </text:span><text:span text:style-name="T147">reverse-engineering</text:span>. <text:span text:style-name="T149">J’étais</text:span> un des <text:span text:style-name="T149">principaux contributeurs du </text:span><text:span text:style-name="T150">projet</text:span>, achevé <text:span text:style-name="T151">en </text:span>fin 2020.</text:p>
            <text:p text:style-name="P46"><text:span text:style-name="T152">Vidéo du projet ici : </text:span><text:a xlink:type="simple" xlink:href="https://www.youtube.com/watch?v=VYRTTl5pk90" text:style-name="Internet_20_link" text:visited-style-name="Visited_20_Internet_20_Link"><text:span text:style-name="T152">https://www.youtube.com/watch?v=VYRTTl5pk90</text:span></text:a>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7"><text:span text:style-name="T16">É</text:span>DUCATION</text:p>
          </table:table-cell>
          <table:table-cell table:style-name="Table3.A1" office:value-type="string">
            <text:p text:style-name="P3">Compute<text:span text:style-name="T16">r Software Engineering - EPITECH</text:span></text:p>
          </table:table-cell>
          <table:table-cell table:style-name="Table3.A1" office:value-type="string">
            <text:p text:style-name="P4">2020-<text:span text:style-name="T153">09</text:span> – 2025-<text:span text:style-name="T154">09</text:span></text:p>
          </table:table-cell>
        </table:table-row>
        <table:table-row table:style-name="Table3.2">
          <table:table-cell table:style-name="Table3.A1" office:value-type="string">
            <text:p text:style-name="P3"/>
          </table:table-cell>
          <table:table-cell table:style-name="Table3.A1" table:number-columns-spanned="2" office:value-type="string">
            <text:p text:style-name="P48">J'ai étudié la programmation pendant cinq ans à Epitech, <text:span text:style-name="T155">avec une pédagogie </text:span><text:span text:style-name="T156">par </text:span>projets. La majorité <text:span text:style-name="T157">portait sur le </text:span>C et C++ sous Linux <text:span text:style-name="T156">et </text:span>Windows, <text:span text:style-name="T158">couvrant divers domaines</text:span> (<text:span text:style-name="T159">CLI</text:span>, jeux, réseau, <text:span text:style-name="T160">multi-threading</text:span>, <text:span text:style-name="T161">compilers</text:span>, etc.). <text:span text:style-name="T162">J’ai aussi </text:span><text:span text:style-name="T163">étudié</text:span><text:span text:style-name="T162"> </text:span><text:span text:style-name="T164">de la </text:span><text:span text:style-name="T162">cybersécurité, Haskell, Webdev </text:span><text:span text:style-name="T165">et gestion de projet.</text:span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50">Computer Software Engineering – <text:span text:style-name="T166">Dublin City University</text:span></text:p>
          </table:table-cell>
          <table:table-cell table:style-name="Table2.A1" office:value-type="string">
            <text:p text:style-name="P51">2023-09 - 2024-06</text:p>
          </table:table-cell>
        </table:table-row>
        <table:table-row>
          <table:table-cell table:style-name="Table2.A1" office:value-type="string">
            <text:p text:style-name="P49"/>
          </table:table-cell>
          <table:table-cell table:style-name="Table2.A1" table:number-columns-spanned="2" office:value-type="string">
            <text:p text:style-name="P52">J'ai passé un an <text:span text:style-name="T167">à DCU </text:span>en <text:span text:style-name="T168">échange universitaire</text:span>, étudiant divers <text:span text:style-name="T169">sujets</text:span> tel<text:span text:style-name="T169">s </text:span>que <text:span text:style-name="T170">les compileurs</text:span>, l’<text:span text:style-name="T171">OOP </text:span><text:span text:style-name="T170">en </text:span>Java, l<text:span text:style-name="T172">e</text:span> web<text:span text:style-name="T172">dev </text:span>full-stack (Python+Django <text:span text:style-name="T173">et </text:span>Java+Spring), <text:span text:style-name="T174">le machine learning </text:span>(scikit-learn) et DevOps (<text:span text:style-name="T175">outils</text:span> POSIX <text:span text:style-name="T175">de data processing, </text:span>jq, R, <text:span text:style-name="T176">etc.</text:span>)</text:p>
          </table:table-cell>
          <table:covered-table-cell/>
        </table:table-row>
        <table:table-row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53">Primaire/Collège/Lycé<text:span text:style-name="T177">e - </text:span><text:span text:style-name="T16">Lycée Français Victor Hugo – Frankfurt, </text:span><text:span text:style-name="T178">Allemagne</text:span></text:p>
          </table:table-cell>
          <table:table-cell table:style-name="Table2.A1" office:value-type="string">
            <text:p text:style-name="P54"><text:span text:style-name="T16">2011-</text:span><text:span text:style-name="T179">10</text:span> – <text:span text:style-name="T16">2020-</text:span><text:span text:style-name="T179">06</text:span></text:p>
          </table:table-cell>
        </table:table-row>
        <table:table-row table:style-name="Table2.4">
          <table:table-cell table:style-name="Table2.A1" office:value-type="string">
            <text:p text:style-name="P49"/>
          </table:table-cell>
          <table:table-cell table:style-name="Table2.A1" table:number-columns-spanned="2" office:value-type="string">
            <text:p text:style-name="P48"><text:span text:style-name="T180">Lycée français </text:span>en Allemagne. <text:span text:style-name="T181">J’ai obtenu un Bac </text:span><text:span text:style-name="T182">scientifique</text:span><text:span text:style-name="T183"> </text:span><text:span text:style-name="T184">spécialité maths </text:span><text:span text:style-name="T185">avec </text:span>mention très bien.</text:p>
          </table:table-cell>
          <table:covered-table-cell/>
        </table:table-row>
        <table:table-row table:style-name="Table2.5">
          <table:table-cell table:style-name="Table2.A1" office:value-type="string">
            <text:p text:style-name="P48">INTÉRÊTS</text:p>
          </table:table-cell>
          <table:table-cell table:style-name="Table2.A1" table:number-columns-spanned="2" office:value-type="string">
            <text:p text:style-name="P55"><text:span text:style-name="T186">La p</text:span>rogrammation en général. <text:span text:style-name="T186">J</text:span>e <text:span text:style-name="T187">contribue à </text:span><text:span text:style-name="T188">divers </text:span><text:span text:style-name="T187">projets </text:span><text:span text:style-name="T189">(hobbyistes, scolaires ou professionnels)</text:span><text:span text:style-name="T187">, pratiquant </text:span>le C, C++ <text:span text:style-name="T187">et </text:span>assembleur (sur <text:span text:style-name="T187">divers</text:span> processeurs) depuis <text:span text:style-name="T190">mes </text:span>13 an<text:span text:style-name="T191">s, </text:span><text:span text:style-name="T192">ainsi qu’</text:span><text:span text:style-name="T193">à diverses </text:span>communautés en ligne dédiées à la programmation. Je m'intéresse <text:span text:style-name="T194">aussi </text:span>à la cybersécurité, ayant <text:span text:style-name="T195">pu </text:span>acqu<text:span text:style-name="T195">érir </text:span>une certaine expérience lors de quelques concours CTF à <text:span text:style-name="T196">Epitech </text:span>et <text:span text:style-name="T197">durant </text:span>un de mes stages. </text:p>
          </table:table-cell>
          <table:covered-table-cell/>
        </table:table-row>
        <table:table-row table:style-name="Table2.6">
          <table:table-cell table:style-name="Table2.A1" office:value-type="string">
            <text:p text:style-name="P56">COMPÉTENCES LINGUISTIQUES</text:p>
          </table:table-cell>
          <table:table-cell table:style-name="Table2.A1" table:number-columns-spanned="2" office:value-type="string">
            <text:p text:style-name="P57">Je parle un anglais presque parfait et j'ai obtenu un 965 <text:span text:style-name="T198">au </text:span>test TOEIC. Ma langue maternelle est le français.</text:p>
          </table:table-cell>
          <table:covered-table-cell/>
        </table:table-row>
      </table:table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7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08-01T15:44:48.532502860</dc:date>
    <meta:editing-duration>P2DT12H9M52S</meta:editing-duration>
    <meta:editing-cycles>753</meta:editing-cycles>
    <meta:generator>LibreOffice/25.2.3.2$Linux_X86_64 LibreOffice_project/520$Build-2</meta:generator>
    <meta:document-statistic meta:table-count="3" meta:image-count="0" meta:object-count="0" meta:page-count="1" meta:paragraph-count="61" meta:word-count="860" meta:character-count="5944" meta:non-whitespace-character-count="5127"/>
  </office:meta>
</office:document-meta>
</file>